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style:use-window-font-color="true"/>
    </style:style>
    <style:style style:name="ce5" style:family="table-cell" style:parent-style-name="Default">
      <style:table-cell-properties fo:background-color="#5eb91e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yc1_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1_DOT" table:style-name="ta1"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2_US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DOT" table:style-name="ta1">
        <table:table-column table:style-name="co10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US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DOT" table:style-name="ta1">
        <table:table-column table:style-name="co12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6T22:09:55.985814644</dc:date>
    <meta:editing-duration>P18DT12H36M</meta:editing-duration>
    <meta:editing-cycles>82</meta:editing-cycles>
    <meta:document-statistic meta:table-count="6" meta:cell-count="3053" meta:object-count="0"/>
  </office:meta>
</office:document-meta>
</file>